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Consolata, Monaco, monospace"/>
    <style:font-face style:name="Lato" svg:font-family="Lato, proxima-nova, 'Helvetica Neue',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404040" style:font-name="Inconsolata" fo:font-size="9pt" fo:letter-spacing="normal" fo:font-style="normal" fo:font-weight="normal"/>
    </style:style>
    <style:style style:name="P2" style:family="paragraph" style:parent-style-name="Preformatted_20_Text">
      <style:paragraph-properties fo:margin-top="0cm" fo:margin-bottom="0cm" loext:contextual-spacing="false" fo:line-height="150%" fo:orphans="2" fo:widows="2" fo:padding="0cm" fo:border="none"/>
      <style:text-properties fo:font-variant="normal" fo:text-transform="none" fo:color="#404040" style:font-name="Inconsolata" fo:font-size="9pt" fo:letter-spacing="normal" fo:font-style="normal" fo:font-weight="normal"/>
    </style:style>
    <style:style style:name="P3" style:family="paragraph" style:parent-style-name="Preformatted_20_Text">
      <style:paragraph-properties fo:margin-top="0cm" fo:margin-bottom="0cm" loext:contextual-spacing="false" fo:line-height="150%" fo:orphans="2" fo:widows="2" fo:padding="0cm" fo:border="none"/>
    </style:style>
    <style:style style:name="P4" style:family="paragraph" style:parent-style-name="Standard">
      <style:text-properties officeooo:rsid="00185d58" officeooo:paragraph-rsid="00185d58"/>
    </style:style>
    <style:style style:name="P5" style:family="paragraph" style:parent-style-name="Standard">
      <style:paragraph-properties fo:margin-left="0cm" fo:margin-right="0cm" fo:orphans="2" fo:widows="2" fo:text-indent="0cm" style:auto-text-indent="false"/>
      <style:text-properties fo:font-variant="normal" fo:text-transform="none" fo:color="#404040" style:font-name="Lato" fo:font-size="12pt" fo:letter-spacing="normal" fo:font-style="normal" fo:font-weight="normal"/>
    </style:style>
    <style:style style:name="P6" style:family="paragraph" style:parent-style-name="Standard">
      <style:paragraph-properties fo:margin-left="0cm" fo:margin-right="0cm" fo:text-align="end" style:justify-single-word="false" fo:orphans="2" fo:widows="2" fo:text-indent="0cm" style:auto-text-indent="false"/>
      <style:text-properties fo:font-variant="normal" fo:text-transform="none" fo:color="#404040" style:font-name="Lato" fo:font-size="12pt" fo:letter-spacing="normal" fo:font-style="normal" fo:font-weight="bold" style:font-weight-asian="bold" style:font-weight-complex="bold"/>
    </style:style>
    <style:style style:name="T1" style:family="text">
      <style:text-properties fo:font-variant="normal" fo:text-transform="none" fo:color="#404040" style:font-name="Inconsolata" fo:font-size="9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sible</text:p>
      <text:p text:style-name="P5">Ansible by default manages machines over the SSH protocol.Once Ansible is installed, it will not add a database, and there will be no daemons to start or keep running. You only need to install it on one machine (which could easily be a laptop) and it can manage an entire fleet of remote machines from that central point. When Ansible manages remote machines, it does not leave software installed or running on them, so there’s no real question about how to upgrade Ansible when moving to a new version.</text:p>
      <text:p text:style-name="Standard"/>
      <text:p text:style-name="P4">Installing ansible in Ubuntu:</text:p>
      <text:p text:style-name="P4"/>
      <text:p text:style-name="P4">Visit the following link</text:p>
      <text:p text:style-name="P4">http://docs.ansible.com/ansible/latest/intro_installation.html#installation</text:p>
      <text:p text:style-name="Standard"/>
      <text:p text:style-name="P1">$ sudo apt-get install software-properties-common</text:p>
      <text:p text:style-name="P2">$ sudo apt-add-repository ppa:ansible/ansible</text:p>
      <text:p text:style-name="P2">$ sudo apt-get update</text:p>
      <text:p text:style-name="P3"><text:span text:style-name="T1">$ sudo apt-get install ansibl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Consolata, Monaco, monospace"/>
    <style:font-face style:name="Lato" svg:font-family="Lato, proxima-nova, 'Helvetica Neue',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7:43:15.295001223</meta:creation-date>
    <dc:date>2017-07-27T18:56:05.808165504</dc:date>
    <meta:editing-duration>PT1H2M40S</meta:editing-duration>
    <meta:editing-cycles>3</meta:editing-cycles>
    <meta:generator>LibreOffice/5.1.6.2$Linux_X86_64 LibreOffice_project/10m0$Build-2</meta:generator>
    <meta:document-statistic meta:table-count="0" meta:image-count="0" meta:object-count="0" meta:page-count="2" meta:paragraph-count="9" meta:word-count="117" meta:character-count="783" meta:non-whitespace-character-count="675"/>
  </office:meta>
</office:document-meta>
</file>